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83745" officeooo:paragraph-rsid="00083745"/>
    </style:style>
    <style:style style:name="P2" style:family="paragraph" style:parent-style-name="Standard">
      <style:text-properties officeooo:rsid="00083745" officeooo:paragraph-rsid="000930a3"/>
    </style:style>
    <style:style style:name="P3" style:family="paragraph" style:parent-style-name="Standard">
      <style:text-properties officeooo:rsid="00083745" officeooo:paragraph-rsid="000a513a"/>
    </style:style>
    <style:style style:name="P4" style:family="paragraph" style:parent-style-name="Standard">
      <style:text-properties officeooo:rsid="000a513a" officeooo:paragraph-rsid="000a513a"/>
    </style:style>
    <style:style style:name="P5" style:family="paragraph" style:parent-style-name="Standard">
      <style:text-properties officeooo:rsid="000ae8b4" officeooo:paragraph-rsid="000ae8b4"/>
    </style:style>
    <style:style style:name="T1" style:family="text">
      <style:text-properties officeooo:rsid="000930a3"/>
    </style:style>
    <style:style style:name="T2" style:family="text">
      <style:text-properties officeooo:rsid="000a513a"/>
    </style:style>
    <style:style style:name="T3" style:family="text">
      <style:text-properties officeooo:rsid="00083745"/>
    </style:style>
    <style:style style:name="T4" style:family="text">
      <style:text-properties officeooo:rsid="000ae8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738 – training on all database, part <text:span text:style-name="T2">80% </text:span>of StT is validation set, from scratch</text:p>
      <text:p text:style-name="P1"/>
      <text:p text:style-name="P3">73<text:span text:style-name="T1">9 </text:span>– training on all database, part <text:span text:style-name="T2">80% </text:span>of StT is validation set, from <text:span text:style-name="T1">Task002 Heart</text:span></text:p>
      <text:p text:style-name="P2"/>
      <text:p text:style-name="P4"><text:span text:style-name="T3">7</text:span>40<text:span text:style-name="T3"> – training on all database, part </text:span>0 % <text:span text:style-name="T3">of StT is validation set, </text:span>from <text:span text:style-name="T4">s</text:span>cratch</text:p>
      <text:p text:style-name="P4"/>
      <text:p text:style-name="P5">741 <text:span text:style-name="T3">– training on </text:span>80% of each<text:span text:style-name="T3"> database, validation set </text:span>is a rest 20%<text:span text:style-name="T3">, from </text:span>s<text:span text:style-name="T3">cratch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15T11:02:41.137423486</meta:creation-date>
    <dc:date>2022-09-28T11:16:07.488029170</dc:date>
    <meta:editing-duration>P2DT3H14M49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59" meta:character-count="325" meta:non-whitespace-character-count="266"/>
  </office:meta>
</office:document-meta>
</file>